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d1ab"/>
    </style:style>
    <style:style style:name="T1" style:family="text">
      <style:text-properties officeooo:rsid="00192edd"/>
    </style:style>
    <style:style style:name="T2" style:family="text">
      <style:text-properties officeooo:rsid="00193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Kanzann7/Business-Co/actions/runs/3822690181" text:style-name="Internet_20_link" text:visited-style-name="Visited_20_Internet_20_Link">https://github.com/Kanzann7/Business-Co/actions/runs/3822690181</text:a></text:p>
      <text:p text:style-name="Standard"/>
      <text:p text:style-name="P1"><text:a xlink:type="simple" xlink:href="https://kanzann7.github.io/exercice-FormulaireJS/" text:style-name="Internet_20_link" text:visited-style-name="Visited_20_Internet_20_Link"><text:span text:style-name="T1">https://kanzann7.github.io/exercice-FormulaireJS/</text:span></text:a></text:p>
      <text:p text:style-name="P1"/>
      <text:p text:style-name="P1"><text:a xlink:type="simple" xlink:href="https://kanzann7.github.io/Industrious/" text:style-name="Internet_20_link" text:visited-style-name="Visited_20_Internet_20_Link"><text:span text:style-name="T2">https://kanzann7.github.io/Industrious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4:01:32.061000000</meta:creation-date>
    <dc:date>2023-01-04T10:27:02.221000000</dc:date>
    <meta:editing-duration>PT1H16M55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3" meta:word-count="3" meta:character-count="151" meta:non-whitespace-character-count="151"/>
  </office:meta>
</office:document-meta>
</file>